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184ac" officeooo:paragraph-rsid="001184ac"/>
    </style:style>
    <style:style style:name="P2" style:family="paragraph" style:parent-style-name="Standard">
      <style:text-properties officeooo:rsid="001184ac" officeooo:paragraph-rsid="0012e3a8"/>
    </style:style>
    <style:style style:name="P3" style:family="paragraph" style:parent-style-name="Standard">
      <style:text-properties officeooo:rsid="0012e3a8" officeooo:paragraph-rsid="0012e3a8"/>
    </style:style>
    <style:style style:name="T1" style:family="text">
      <style:text-properties officeooo:rsid="0012e3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hns-Hopkins</text:p>
      <text:p text:style-name="P1"/>
      <text:p text:style-name="P3">Description:</text:p>
      <text:p text:style-name="P1"><text:a xlink:type="simple" xlink:href="https://systems.jhu.edu/research/public-health/ncov/" text:style-name="Internet_20_link" text:visited-style-name="Visited_20_Internet_20_Link">https://systems.jhu.edu/research/public-health/ncov/</text:a></text:p>
      <text:p text:style-name="P1"><text:a xlink:type="simple" xlink:href="https://github.com/CSSEGISandData/COVID-19" text:style-name="Internet_20_link" text:visited-style-name="Visited_20_Internet_20_Link"/></text:p>
      <text:p text:style-name="P2"><text:span text:style-name="T1">Data:</text:span></text:p>
      <text:p text:style-name="P1"><text:a xlink:type="simple" xlink:href="https://github.com/CSSEGISandData/COVID-19" text:style-name="Internet_20_link" text:visited-style-name="Visited_20_Internet_20_Link">https://github.com/CSSEGISandData/COVID-19</text:a></text:p>
      <text:p text:style-name="P1"/>
      <text:p text:style-name="P1"/>
      <text:p text:style-name="P3">Our World in Data</text:p>
      <text:p text:style-name="P3"/>
      <text:p text:style-name="P3">Description:</text:p>
      <text:p text:style-name="P3"><text:a xlink:type="simple" xlink:href="https://ourworldindata.org/coronavirus-source-data" text:style-name="Internet_20_link" text:visited-style-name="Visited_20_Internet_20_Link">https://ourworldindata.org/coronavirus-source-data</text:a></text:p>
      <text:p text:style-name="P3"/>
      <text:p text:style-name="P3">Data:</text:p>
      <text:p text:style-name="P3"><text:a xlink:type="simple" xlink:href="https://ourworldindata.org/coronavirus-source-data" text:style-name="Internet_20_link" text:visited-style-name="Visited_20_Internet_20_Link">https://ourworldindata.org/coronavirus-source-data</text:a></text:p>
      <text:p text:style-name="P3"><text:a xlink:type="simple" xlink:href="https://github.com/owid/covid-19-data" text:style-name="Internet_20_link" text:visited-style-name="Visited_20_Internet_20_Link">https://github.com/owid/covid-19-data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1T15:05:28.173653097</meta:creation-date>
    <meta:generator>LibreOffice/6.0.7.3.0$Linux_X86_64 LibreOffice_project/00$Build-3</meta:generator>
    <dc:date>2020-03-21T15:11:02.515109713</dc:date>
    <meta:editing-duration>PT5M35S</meta:editing-duration>
    <meta:editing-cycles>3</meta:editing-cycles>
    <meta:document-statistic meta:table-count="0" meta:image-count="0" meta:object-count="0" meta:page-count="1" meta:paragraph-count="11" meta:word-count="14" meta:character-count="295" meta:non-whitespace-character-count="292"/>
  </office:meta>
</office:document-meta>
</file>